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5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7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8" style:parent-style-name="Normal" style:family="paragraph">
      <style:paragraph-properties fo:margin-bottom="0in" style:line-height-at-least="0.1875in" fo:background-color="#FFFFFF"/>
    </style:style>
    <style:style style:name="T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P10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3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4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5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7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1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P23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4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5" style:parent-style-name="Normal" style:family="paragraph">
      <style:paragraph-properties fo:margin-bottom="0in" style:line-height-at-least="0.1875in" fo:background-color="#FFFFFF"/>
    </style:style>
    <style:style style:name="T2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T27" style:parent-style-name="Policepardéfaut" style:family="text">
      <style:text-properties style:font-name="Arial" style:font-name-asian="Times New Roman" style:font-name-complex="Arial" fo:color="#333333" fo:font-size="10.5pt" style:font-size-asian="10.5pt" style:language-asian="fr" style:country-asian="FR"/>
    </style:style>
    <style:style style:name="T28" style:parent-style-name="Policepardéfaut" style:family="text"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29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0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1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3" style:parent-style-name="Normal" style:family="paragraph">
      <style:paragraph-properties fo:margin-bottom="0in" style:line-height-at-least="0.1875in" fo:background-color="#FFFFFF"/>
    </style:style>
    <style:style style:name="T3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P35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6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7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39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40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41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4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43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45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fo:language="en" fo:country="US" style:language-asian="fr" style:country-asian="FR"/>
    </style:style>
    <style:style style:name="P46" style:parent-style-name="Normal" style:family="paragraph">
      <style:paragraph-properties fo:margin-bottom="0in" style:line-height-at-least="0.1875in" fo:background-color="#FFFFFF"/>
    </style:style>
    <style:style style:name="T4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P48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49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50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51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52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font-weight="bold" style:font-weight-asian="bold" style:font-weight-complex="bold" fo:color="#333333" fo:font-size="10.5pt" style:font-size-asian="10.5pt" style:language-asian="fr" style:country-asian="FR"/>
    </style:style>
    <style:style style:name="P53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  <style:style style:name="P54" style:parent-style-name="Normal" style:family="paragraph">
      <style:paragraph-properties fo:margin-bottom="0in" style:line-height-at-least="0.1875in" fo:background-color="#FFFFFF"/>
      <style:text-properties style:font-name="Arial" style:font-name-asian="Times New Roman" style:font-name-complex="Arial" fo:color="#333333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Renaud de MASCAREL.</text:p>
      <text:p text:style-name="P2">15/09/1984.</text:p>
      <text:p text:style-name="P3">32 rue des champs.</text:p>
      <text:p text:style-name="P4">92600 Asnieres-sur-Seine.</text:p>
      <text:p text:style-name="P5">Tel : 06.30.99.20.29</text:p>
      <text:p text:style-name="P6">Site web :<text:s/>http://www.renauddemascarel.com/</text:p>
      <text:p text:style-name="P7"/>
      <text:p text:style-name="P8"><text:span text:style-name="T9">EXPERIENCES PROFESSIONNELLE :</text:span></text:p>
      <text:p text:style-name="P10">2003 jusqu'a aujourd'hui : VDM à Issy les moulineaux (92).</text:p>
      <text:p text:style-name="P11"><text:tab/>(2 ans en alternance puis CDI : magasinier).</text:p>
      <text:p text:style-name="P12">2003/2005 : ECOLE D'ART CFACOM a Bagnolet (93).</text:p>
      <text:p text:style-name="P13"><text:tab/>(2 ans en alternance : infographiste).</text:p>
      <text:p text:style-name="P14">2001/2002 : C.I.P.P.A LYCEE LE VERGER à Chatellerault (86).</text:p>
      <text:p text:style-name="P15"><text:tab/>(Plusieurs stages dans des entreprises de publicité ou autres).</text:p>
      <text:p text:style-name="P16"><text:tab/><text:tab/>* I DESIGN à Beaumont (Design internet et publishing).</text:p>
      <text:p text:style-name="P17"><text:tab/><text:tab/>* MEGATOP à Naintré (Imprimerie).</text:p>
      <text:p text:style-name="P18"><text:tab/><text:tab/>* CHAT NOIR à Chatellerault (Agence de publicité).</text:p>
      <text:p text:style-name="P19"><text:tab/><text:tab/>* ATELIER 3D à Beaumont.</text:p>
      <text:p text:style-name="P20">2000/2001 : 3eme à option Technologie au collège Camille Guérin a Vouneuil/Vienne (86).</text:p>
      <text:p text:style-name="P21"/>
      <text:p text:style-name="P22">FORMATION :</text:p>
      <text:p text:style-name="P23">* CAP dessinateur d'exécution en communication graphique.</text:p>
      <text:p text:style-name="P24"/>
      <text:p text:style-name="P25"><text:span text:style-name="T26">MES COMPETANCES LOGICIEL</text:span><text:span text:style-name="T27"> </text:span><text:span text:style-name="T28">(en autodidacte) :</text:span></text:p>
      <text:p text:style-name="P29">Langage Web apprit : HTML5/CSS3.</text:p>
      <text:p text:style-name="P30">Logiciels autre<text:s/>: Photoshop, After effect (Calorisation Vidéos).</text:p>
      <text:p text:style-name="P31">Outils utilisé : EASYPHP, Notepad++, FileZilla, Chrome, Opera, Safari, Firefox.</text:p>
      <text:p text:style-name="P32"/>
      <text:p text:style-name="P33"><text:span text:style-name="T34">EXPERIENCES PERSONNELLES :</text:span></text:p>
      <text:p text:style-name="P35">Développement web :</text:p>
      <text:p text:style-name="P36">2013 - Site de gîtes les TARDES V.2</text:p>
      <text:p text:style-name="P37">2013 - Site personnel V.5</text:p>
      <text:p text:style-name="P38">2011 - Site test en HTML5/CSS3 : MALEIKHAR.</text:p>
      <text:p text:style-name="P39">2011 - Site de location de gîtes V.1</text:p>
      <text:p text:style-name="P40">2010 - Site personnel d'un ami (aide au développement).</text:p>
      <text:p text:style-name="P41">2010 - Mangas-bdd. (webmaster/webdesign).</text:p>
      <text:p text:style-name="P42">2009 - Game-silver : l'association (webmaster).</text:p>
      <text:p text:style-name="P43">2008/2009 - Mon site personnel et mon blog.</text:p>
      <text:p text:style-name="P44">2008 - Adventure Of The Incurable mon premier site web.</text:p>
      <text:p text:style-name="P45"/>
      <text:p text:style-name="P46"><text:span text:style-name="T47">DIVERS :</text:span></text:p>
      <text:p text:style-name="P48">* Voyage en Pologne (Dans le cadre de l'école), en Allemagne (Un stage cinéma pendant l'été) et en Hongrie (pour les vacances).</text:p>
      <text:p text:style-name="P49">* Création de deux courts-métrages au cinéma "les 400 Coups" à Chatellerault : Scénario, </text:p>
      <text:p text:style-name="P50">Tournage, Figuration, Montage et Diffusion.</text:p>
      <text:p text:style-name="P51"/>
      <text:p text:style-name="P52">LOISIRS :</text:p>
      <text:p text:style-name="P53">* Lecture (romans d'Héroic Fantasy, Mangas...), Wii Fit, Développement web, Jeux vidéos, </text:p>
      <text:p text:style-name="P54">Ecriture de roman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13-06-09T20:15:00Z</meta:creation-date>
    <dc:date>2013-06-09T20:16:00Z</dc:date>
    <meta:print-date>2013-06-09T20:14:00Z</meta:print-date>
    <meta:template xlink:href="Normal" xlink:type="simple"/>
    <meta:editing-cycles>2</meta:editing-cycles>
    <meta:editing-duration>PT120S</meta:editing-duration>
    <meta:document-statistic meta:page-count="1" meta:paragraph-count="3" meta:word-count="288" meta:character-count="1874" meta:row-count="13" meta:non-whitespace-character-count="1589"/>
  </office:meta>
</office:document-meta>
</file>